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23cm" svg:height="3.683cm" svg:x="1.254cm" svg:y="1.254cm">
          <text:p/>
        </draw:rect>
        <draw:rect draw:style-name="gr2" draw:text-style-name="P3" draw:layer="layout" svg:width="5.915cm" svg:height="0.762cm" svg:x="1.435cm" svg:y="1.408cm">
          <text:p text:style-name="P2"><text:span text:style-name="T1">DMX</text:span></text:p>
        </draw:rect>
        <draw:rect draw:style-name="gr2" draw:text-style-name="P4" draw:layer="layout" svg:width="5.915cm" svg:height="1.143cm" svg:x="1.435cm" svg:y="2.143cm">
          <text:p text:style-name="P4">DMX_CANAL_POSICION</text:p>
          <text:p text:style-name="P4">DMX_CANAL_VELOCIDAD</text:p>
        </draw:rect>
        <draw:rect draw:style-name="gr2" draw:text-style-name="P4" draw:layer="layout" svg:width="5.915cm" svg:height="1.616cm" svg:x="1.435cm" svg:y="3.194cm">
          <text:p text:style-name="P2"><text:span text:style-name="T2">DMX_init():void</text:span></text:p>
          <text:p text:style-name="P2"><text:span text:style-name="T2">DMX_read(canal):dato</text:span></text:p>
          <text:p text:style-name="P2"><text:span text:style-name="T2">DMX_write(canalInicial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6:15:53.72</dc:date>
    <dc:creator>ian </dc:creator>
    <meta:editing-duration>PT9H5M46S</meta:editing-duration>
    <meta:editing-cycles>98</meta:editing-cycles>
    <meta:generator>OpenOffice/4.1.3$Win32 OpenOffice.org_project/413m1$Build-9783</meta:generator>
    <meta:document-statistic meta:object-count="4"/>
  </office:meta>
</office:document-meta>
</file>